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ff66" draw:fill-color="#ffffff" draw:textarea-horizontal-align="justify" draw:textarea-vertical-align="middle" draw:auto-grow-height="false" fo:min-height="4.666cm" fo:min-width="8.62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01cm" fo:min-width="2.48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481cm" fo:min-width="5.216cm"/>
    </style:style>
    <style:style style:name="gr4" style:family="graphic" style:parent-style-name="standard">
      <style:graphic-properties svg:stroke-color="#ff3333" draw:fill-color="#ffffff" draw:textarea-horizontal-align="justify" draw:textarea-vertical-align="middle" draw:auto-grow-height="false" fo:min-height="2.925cm" fo:min-width="5.85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9.652cm" svg:height="5.446cm" svg:x="10.017cm" svg:y="11.148cm">
          <text:p text:style-name="P1">Ordering Service Nod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969cm" svg:height="4.953cm" svg:x="7.096cm" svg:y="18.399cm">
          <text:p text:style-name="P1">Peer nod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5.715cm" svg:height="5.969cm" svg:x="2.524cm" svg:y="10.906cm">
          <text:p text:style-name="P1">Membership Service<text:line-break/>Provi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2" draw:id="id2" draw:layer="layout" svg:width="6.35cm" svg:height="3.175cm" svg:x="7.131cm" svg:y="5.064cm">
          <text:p text:style-name="P1">User Application Nod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382cm" svg:y1="10.906cm" svg:x2="7.131cm" svg:y2="6.651cm" draw:start-shape="id1" draw:start-glue-point="5" draw:end-shape="id2" draw:end-glue-point="3" svg:d="M5382 10906v-4255h1749" svg:viewBox="0 0 1750 4256">
          <text:p/>
        </draw:connector>
        <draw:connector draw:style-name="gr5" draw:text-style-name="P1" draw:layer="layout" svg:x1="13.481cm" svg:y1="6.651cm" svg:x2="14.843cm" svg:y2="11.148cm" draw:start-shape="id2" draw:start-glue-point="1" draw:end-shape="id3" draw:end-glue-point="0" svg:d="M13481 6651h1362v4497" svg:viewBox="0 0 1363 4498">
          <text:p/>
        </draw:connector>
        <draw:connector draw:style-name="gr5" draw:text-style-name="P1" draw:layer="layout" svg:x1="5.382cm" svg:y1="16.875cm" svg:x2="8.588cm" svg:y2="20.876cm" draw:start-shape="id1" draw:start-glue-point="7" draw:end-shape="id4" draw:end-glue-point="5" svg:d="M5382 16875v4001h3206" svg:viewBox="0 0 3207 4002">
          <text:p/>
        </draw:connector>
        <draw:connector draw:style-name="gr5" draw:text-style-name="P1" draw:layer="layout" svg:x1="11.573cm" svg:y1="20.876cm" svg:x2="14.843cm" svg:y2="16.594cm" draw:start-shape="id4" draw:start-glue-point="9" draw:end-shape="id3" svg:d="M11573 20876h3270v-4282" svg:viewBox="0 0 3271 4283">
          <text:p/>
        </draw:connector>
        <draw:connector draw:style-name="gr5" draw:text-style-name="P1" draw:layer="layout" svg:x1="8.239cm" svg:y1="13.891cm" svg:x2="10.017cm" svg:y2="13.871cm" draw:start-shape="id1" draw:start-glue-point="8" draw:end-shape="id3" draw:end-glue-point="3" svg:d="M8239 13891h896v-20h882" svg:viewBox="0 0 1779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hammad Salah</meta:initial-creator>
    <meta:creation-date>2018-03-31T18:43:30.177445091</meta:creation-date>
    <dc:date>2018-03-31T18:55:21.868310943</dc:date>
    <dc:creator>Muhammad Salah</dc:creator>
    <meta:editing-duration>PT11M51S</meta:editing-duration>
    <meta:editing-cycles>3</meta:editing-cycles>
    <meta:generator>LibreOffice/5.0.6.2$Linux_X86_64 LibreOffice_project/00$Build-2</meta:generator>
    <meta:document-statistic meta:object-count="9"/>
  </office:meta>
</office:document-meta>
</file>